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076000000290D2F4F5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8cm"/>
    </style:style>
    <style:style style:name="pr5" style:family="presentation" style:parent-style-name="Predeterminado-outline1">
      <style:graphic-properties fo:min-height="11.929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justify"/>
    </style:style>
    <style:style style:name="P4" style:family="paragraph">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2º Open Data Day en Granada<text:line-break/>2014</text:p>
          </draw:text-box>
        </draw:frame>
        <draw:frame presentation:style-name="pr2" draw:layer="layout" svg:width="24.639cm" svg:height="12.178cm" svg:x="1.4cm" svg:y="4.914cm" presentation:class="subtitle">
          <draw:text-box>
            <text:p>Introducción al Scraping y presentación de datos.</text:p>
          </draw:text-box>
        </draw:frame>
        <draw:frame draw:style-name="gr1" draw:text-style-name="P1" draw:layer="layout" svg:width="6.8cm" svg:height="2.2cm" svg:x="19.8cm" svg:y="16.2cm">
          <draw:image xlink:href="Pictures/1000020100000076000000290D2F4F5C.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draw:text-box>
            <text:p>Concepto de scraping</text:p>
          </draw:text-box>
        </draw:frame>
        <draw:frame presentation:style-name="pr4" draw:layer="layout" svg:width="24.639cm" svg:height="12.178cm" svg:x="1.4cm" svg:y="4.914cm" presentation:class="outline">
          <draw:text-box>
            <text:list text:style-name="L2">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Minería de datos</text:p>
          </draw:text-box>
        </draw:frame>
        <draw:frame presentation:style-name="pr4" draw:text-style-name="P2" draw:layer="layout" svg:width="26.6cm" svg:height="16.686cm" svg:x="0.4cm" svg:y="4.2cm" presentation:class="outline" presentation:user-transformed="true">
          <draw:text-box>
            <text:list text:style-name="L2">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list-item>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506cm" svg:x="1.4cm" svg:y="0.837cm" presentation:class="title">
          <draw:text-box>
            <text:p>Buenas costumbres en scraping.</text:p>
          </draw:text-box>
        </draw:frame>
        <draw:frame presentation:style-name="pr4" draw:layer="layout" svg:width="24.639cm" svg:height="12.178cm" svg:x="1.4cm" svg:y="4.914cm" presentation:class="outline">
          <draw:text-box>
            <text:list text:style-name="L2">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draw:text-box>
            <text:p>Planificar</text:p>
          </draw:text-box>
        </draw:frame>
        <draw:frame presentation:style-name="pr4" draw:layer="layout" svg:width="24.639cm" svg:height="12.178cm" svg:x="1.4cm" svg:y="4.914cm" presentation:class="outline" presentation:user-transformed="true">
          <draw:text-box>
            <text:list text:style-name="L2">
              <text:list-item>
                <text:p>Open project</text:p>
              </text:list-item>
              <text:list-item>
                <text:p>Redmine</text:p>
                <text:p/>
                <text:p/>
              </text:list-item>
              <text:list-item>
                <text:p>Firebug</text:p>
              </text:list-item>
              <text:list-item>
                <text:p>HTML Regex Data Extractor</text:p>
                <text:p/>
              </text:list-item>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Copia web</text:p>
          </draw:text-box>
        </draw:frame>
        <draw:frame presentation:style-name="pr4" draw:layer="layout" svg:width="24.639cm" svg:height="12.178cm" svg:x="1.4cm" svg:y="4.914cm" presentation:class="outline" presentation:user-transformed="true">
          <draw:text-box>
            <text:list text:style-name="L2">
              <text:list-item>
                <text:p><text:s/>HTTrack </text:p>
                <text:p/>
                <text:p>Descarga:http://www.httrack.com/page/2/en/index.html</text:p>
                <text:p/>
                <text:p>Manual:<text:a xlink:href="http://www.httrack.com/html/fcguide.html">http://www.httrack.com/html/fcguide.html</text:a></text:p>
                <text:p/>
                <text:p>httrack "http://www.all.net/" -O "/tmp/www.all.net" "+*.all.net/*" -v</text:p>
              </text:list-item>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Scrapy</text:p>
          </draw:text-box>
        </draw:frame>
        <draw:frame presentation:style-name="pr4" draw:layer="layout" svg:width="24.639cm" svg:height="12.178cm" svg:x="1.4cm" svg:y="4.914cm" presentation:class="outline">
          <draw:text-box>
            <text:list text:style-name="L2">
              <text:list-item>
                <text:p><text:a xlink:href="http://www.slideshare.net/seravb">Scraping express por Serafín Velez Barrera</text:a></text:p>
                <text:p/>
              </text:list-item>
              <text:list-item>
                <text:p><text:s/><text:a xlink:href="http://www.youtube.com/watch?v=1EFnX1UkXVU">Scraping Web Pages with Scrapy - YouTube</text:a></text:p>
              </text:list-item>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Alternativas a Scrapy</text:p>
          </draw:text-box>
        </draw:frame>
        <draw:frame presentation:style-name="pr4" draw:layer="layout" svg:width="24.639cm" svg:height="12.178cm" svg:x="1.4cm" svg:y="4.914cm" presentation:class="outline" presentation:user-transformed="true">
          <draw:text-box>
            <text:list text:style-name="L2">
              <text:list-item>
                <text:p><text:a xlink:href="http://www.mozenda.com/">Mozenda</text:a></text:p>
              </text:list-item>
              <text:list-item>
                <text:p><text:a xlink:href="https://scraperwiki.com/">Scraper Wiki</text:a></text:p>
              </text:list-item>
              <text:list-item>
                <text:p><text:a xlink:href="http://deixto.com/">DEiXTo</text:a></text:p>
                <text:p/>
              </text:list-item>
              <text:list-item>
                <text:p><text:a xlink:href="http://search.cpan.org/~miyagawa/Web-Scraper-0.37/lib/Web/Scraper.pm">http://search.cpan.org/~miyagawa/Web-Scraper-0.37/lib/Web/Scraper.pm</text:a></text:p>
              </text:list-item>
              <text:list-item>
                <text:p><text:a xlink:href="http://teusje.wordpress.com/2010/05/02/web-scraping-with-perl/">http://teusje.wordpress.com/2010/05/02/web-scraping-with-perl/</text:a></text:p>
              </text:list-item>
              <text:list-item>
                <text:p>http://blogs.perl.org/users/stas/2013/01/web-scraping-with-modern-perl-part-1.html</text:p>
              </text:list-item>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Libros</text:p>
          </draw:text-box>
        </draw:frame>
        <draw:frame presentation:style-name="pr5" draw:layer="layout" svg:width="24.639cm" svg:height="12.179cm" svg:x="1.2cm" svg:y="5cm" presentation:class="outline" presentation:user-transformed="true">
          <draw:text-box>
            <text:list text:style-name="L2">
              <text:list-item>
                <text:p text:style-name="P3"><text:a xlink:href="http://www.amazon.com/Python-Data-Analysis-Wrangling-IPython/dp/1449319793">Python for Data Analysis: Data Wrangling with Pandas, NumPy, and Ipython</text:a></text:p>
                <text:p text:style-name="P3"/>
                <text:p text:style-name="P3"/>
              </text:list-item>
              <text:list-item>
                <text:p><text:a xlink:href="http://www.amazon.com/Head-First-Data-Analysis-Statistics/dp/0596153937">Head First Data Analysis: A Learner's Guide to Big Numbers, Statistics, and Good Decisions</text:a></text:p>
              </text:list-item>
            </text:list>
          </draw:text-box>
        </draw:frame>
        <presentation:notes draw:style-name="dp2">
          <draw:page-thumbnail draw:style-name="gr2" draw:layer="layout" svg:width="14.848cm" svg:height="11.135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Datos</text:p>
          </draw:text-box>
        </draw:frame>
        <draw:frame presentation:style-name="pr4" draw:layer="layout" svg:width="24.639cm" svg:height="12.178cm" svg:x="1.4cm" svg:y="4.914cm" presentation:class="outline">
          <draw:text-box>
            <text:list text:style-name="L2">
              <text:list-header>
                <text:p>Para que?</text:p>
              </text:list-header>
              <text:list-item>
                <text:p>Narrar</text:p>
              </text:list-item>
              <text:list-item>
                <text:p>Estudiar</text:p>
              </text:list-item>
              <text:list-item>
                <text:p>Aprender</text:p>
                <text:p/>
                <text:p>Zapatillas y la Mae.</text:p>
                <text:p/>
                <text:p>Ejemplo:</text:p>
              </text:list-item>
              <text:list-item>
                <text:p><text:a xlink:href="http://data.baltimoresun.com/bing-maps/homicides/">The Baltimore Sun</text:a></text:p>
                <text:p/>
              </text:list-item>
            </text:list>
          </draw:text-box>
        </draw:frame>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Herramientas datos</text:p>
          </draw:text-box>
        </draw:frame>
        <draw:frame presentation:style-name="pr4" draw:layer="layout" svg:width="24.639cm" svg:height="12.178cm" svg:x="1.4cm" svg:y="4.914cm" presentation:class="outline">
          <draw:text-box>
            <text:list text:style-name="L2">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item>
                <text:p><text:a xlink:href="http://www.r-project.org/">R</text:a></text:p>
                <text:p/>
              </text:list-item>
            </text:list>
          </draw:text-box>
        </draw:frame>
        <presentation:notes draw:style-name="dp2">
          <draw:page-thumbnail draw:style-name="gr2"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OpenDataOslRecycler</text:p>
          </draw:text-box>
        </draw:frame>
        <draw:frame presentation:style-name="pr4" draw:layer="layout" svg:width="24.639cm" svg:height="12.178cm" svg:x="1.4cm" svg:y="4.914cm" presentation:class="outline" presentation:user-transformed="true">
          <draw:text-box>
            <text:list text:style-name="L2">
              <text:list-item>
                <text:p>Recopilación de datos de las campañas realizadas. Manuel Cogolludo.</text:p>
              </text:list-item>
            </text:list>
          </draw:text-box>
        </draw:frame>
        <presentation:notes draw:style-name="dp2">
          <draw:page-thumbnail draw:style-name="gr2"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Hacia adelante.</text:p>
          </draw:text-box>
        </draw:frame>
        <draw:frame presentation:style-name="pr5" draw:layer="layout" svg:width="24.639cm" svg:height="12.179cm" svg:x="1.4cm" svg:y="4.914cm" presentation:class="outline" presentation:placeholder="true">
          <draw:text-box/>
        </draw:frame>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20T09:51:12</dc:date>
    <dc:creator>renato </dc:creator>
    <meta:editing-duration>PT31M46S</meta:editing-duration>
    <meta:editing-cycles>9</meta:editing-cycles>
    <meta:generator>LibreOffice/3.5$Linux_x86 LibreOffice_project/350m1$Build-2</meta:generator>
    <meta:document-statistic meta:object-count="74"/>
  </office:meta>
</office:document-meta>
</file>